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a198" officeooo:paragraph-rsid="001aa1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\Sigma alphabet, Q set of states</text:p>
      <text:p text:style-name="P1"/>
      <text:p text:style-name="P1">h_t = \sigma (U.x_t + W.h_{t-1} + 0)</text:p>
      <text:p text:style-name="P1">y_t = \sigma (V.h_t + 0)</text:p>
      <text:p text:style-name="P1"/>
      <text:p text:style-name="P1">pour saturation : \forall x \in R, \exist J, if x &gt; J, \sigma (x) = 1 and \sigma (x) = 0 in finite precision</text:p>
      <text:p text:style-name="P1"/>
      <text:p text:style-name="P1">h_t \in {0,1}^|A|</text:p>
      <text:p text:style-name="P1">V = J * (accepted = 1, rejected = -1)</text:p>
      <text:p text:style-name="P1"/>
      <text:p text:style-name="P1">one hot encoding the alphabet \Sigma</text:p>
      <text:p text:style-name="P1"/>
      <text:p text:style-name="P1">U = 2 * (Id_|\Sigma|, … , Id_|\Sigma|) this pattern |Q|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5:55:27.890272770</meta:creation-date>
    <meta:generator>LibreOffice/7.3.7.2$Linux_X86_64 LibreOffice_project/30$Build-2</meta:generator>
    <dc:date>2024-04-25T16:53:26.617963064</dc:date>
    <meta:editing-duration>PT36M14S</meta:editing-duration>
    <meta:editing-cycles>1</meta:editing-cycles>
    <meta:document-statistic meta:table-count="0" meta:image-count="0" meta:object-count="0" meta:page-count="1" meta:paragraph-count="8" meta:word-count="75" meta:character-count="345" meta:non-whitespace-character-count="278"/>
  </office:meta>
</office:document-meta>
</file>